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2:Sheet1.A6 Sheet1.B1:Sheet1.B1 Sheet1.B2:Sheet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3">
          <table:table-cell office:value-type="string">
            <text:p>test1</text:p>
          </table:table-cell>
          <table:table-cell office:value-type="string">
            <text:p>test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number-columns-repeated="2" office:value-type="float" office:value="5">
            <text:p>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 style:data-style-name="N2" text:time-value="0000-00-00T10:39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3-03-04T17:35:49</meta:creation-date>
    <dc:date>2013-04-22T10:39:53</dc:date>
    <meta:editing-duration>P0D</meta:editing-duration>
    <meta:editing-cycles>2</meta:editing-cycles>
    <meta:generator>LibreOffice/4.1.0.0.alpha0$Linux_X86_64 LibreOffice_project/127215105372a6470e741218d9e0a04b5e2e731</meta:generator>
    <meta:document-statistic meta:table-count="3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percentage" chart:error-percentage="5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error-category="percentage" chart:error-percentage="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percentage" chart:error-percentage="5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8cm" svg:y="4.201cm" style:legend-expansion="high" chart:style-name="ch2"/>
        <chart:plot-area chart:style-name="ch3" table:cell-range-address="Sheet1.A2:Sheet1.B6 Sheet1.B1:Sheet1.B1" chart:data-source-has-labels="row" svg:x="0.77cm" svg:y="0.855cm" svg:width="13.068cm" svg:height="7.545cm">
          <chartooo:coordinate-region svg:x="1.206cm" svg:y="1.054cm" svg:width="12.39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scatter">
            <chart:domain table:cell-range-address="Sheet1.A2:Sheet1.A6"/>
            <chart:error-indicator chart:style-name="ch7" chart:dimension="y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st2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5">
                <text:p>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alpha0$Linux_X86_64 LibreOffice_project/127215105372a6470e741218d9e0a04b5e2e73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